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5-23_17-42-58_000.jpg</text:p>
          </table:table-cell>
          <table:table-cell table:style-name="ce20" office:value-type="string">
            <text:p>:m RES #*# / free# JVEMV6 70#_80:s-1 / 70. CO2 (lang=ko) / w=연소배가스,topic=,other=~,think~,doc=r-22-5~1#1</text:p>
          </table:table-cell>
          <table:table-cell table:style-name="ce4"/>
          <table:table-cell table:style-name="ce4"/>
          <table:table-cell table:style-name="ce4" office:value-type="string">
            <text:p>N-35-35-28.642272 E-139-34-49.379882</text:p>
          </table:table-cell>
          <table:table-cell table:style-name="ce38" table:formula="of:=IF([.E2]=&quot;&quot;;[.C2];CONCATENATE([.C2];&quot; / &quot;;[.E2]))" office:value-type="string" office:string-value=":m RES #*# / free# JVEMV6 70#_80:s-1 / 70. CO2 (lang=ko) / w=연소배가스,topic=,other=~,think~,doc=r-22-5~1#1">
            <text:p>:m RES #*# / free# JVEMV6 70#_80:s-1 / 70. CO2 (lang=ko) / w=연소배가스,topic=,other=~,think~,doc=r-22-5~1#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5-23_17-43-10_000.jpg</text:p>
          </table:table-cell>
          <table:table-cell table:style-name="ce20" office:value-type="string">
            <text:p>:m :th / topic=CO2;やること / content=「調べる」という営み、に必要な事柄、を体得する,after-thought=「体得」という言葉は、「体得した」という時点を予定している；この企てに、生きている間、達成する、という場面は、ない；継続する。終わりはない。</text:p>
          </table:table-cell>
          <table:table-cell table:style-name="ce4"/>
          <table:table-cell table:style-name="ce4"/>
          <table:table-cell table:style-name="ce4" office:value-type="string">
            <text:p>N-35-35-28.642272 E-139-34-49.434814</text:p>
          </table:table-cell>
          <table:table-cell table:style-name="ce38" table:formula="of:=IF([.E3]=&quot;&quot;;[.C3];CONCATENATE([.C3];&quot; / &quot;;[.E3]))" office:value-type="string" office:string-value=":m :th / topic=CO2;やること / content=「調べる」という営み、に必要な事柄、を体得する,after-thought=「体得」という言葉は、「体得した」という時点を予定している；この企てに、生きている間、達成する、という場面は、ない；継続する。終わりはない。">
            <text:p>:m :th / topic=CO2;やること / content=「調べる」という営み、に必要な事柄、を体得する,after-thought=「体得」という言葉は、「体得した」という時点を予定している；この企てに、生きている間、達成する、という場面は、ない；継続する。終わりはない。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5-23_20-52-10_000.jpg</text:p>
          </table:table-cell>
          <table:table-cell table:style-name="ce18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573608 E-139-34-48.995361</text:p>
          </table:table-cell>
          <table:table-cell table:style-name="ce38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5-24_03-19-12_000.jpg</text:p>
          </table:table-cell>
          <table:table-cell table:style-name="ce18" office:value-type="string">
            <text:p>:m other / log / 寝る前　ウェブ閲覧　記録　（for オナニー） / 了</text:p>
          </table:table-cell>
          <table:table-cell table:style-name="ce17"/>
          <table:table-cell table:style-name="ce4"/>
          <table:table-cell table:style-name="ce4" office:value-type="string">
            <text:p>N-35-35-28.614807 E-139-34-49.270019</text:p>
          </table:table-cell>
          <table:table-cell table:style-name="ce38" table:formula="of:=IF([.E5]=&quot;&quot;;[.C5];CONCATENATE([.C5];&quot; / &quot;;[.E5]))" office:value-type="string" office:string-value=":m other / log / 寝る前　ウェブ閲覧　記録　（for オナニー） / 了">
            <text:p>:m other / log / 寝る前　ウェブ閲覧　記録　（for オナニー） / 了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5-24_03-19-15_000.jpg</text:p>
          </table:table-cell>
          <table:table-cell table:style-name="ce19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8.614807 E-139-34-49.270019</text:p>
          </table:table-cell>
          <table:table-cell table:style-name="ce38" table:formula="of:=IF([.E6]=&quot;&quot;;[.C6];CONCATENATE([.C6];&quot; / &quot;;[.E6]))" office:value-type="string" office:string-value=":m :PHOTO 寝た時刻 / 2020">
            <text:p>:m :PHOTO 寝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5-24_09-35-47_000.jpg</text:p>
          </table:table-cell>
          <table:table-cell table:style-name="ce17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62854 E-139-34-48.940429</text:p>
          </table:table-cell>
          <table:table-cell table:style-name="ce38" table:formula="of:=IF([.E7]=&quot;&quot;;[.C7];CONCATENATE([.C7];&quot; / &quot;;[.E7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5-24_09-36-29_000.jpg</text:p>
          </table:table-cell>
          <table:table-cell table:style-name="ce8" office:value-type="string">
            <text:p>:m 1*1 RES / JVEMV6 64#109_?? / 『山本七平ライブラリー　１１　これからの日本人』 著者=山本七平 / p.33 / w:~,topic:適性のない人 /</text:p>
          </table:table-cell>
          <table:table-cell table:style-name="ce17"/>
          <table:table-cell table:style-name="ce4"/>
          <table:table-cell table:style-name="ce4" office:value-type="string">
            <text:p>N-35-35-28.573608 E-139-34-49.270019</text:p>
          </table:table-cell>
          <table:table-cell table:style-name="ce38" table:formula="of:=IF([.E8]=&quot;&quot;;[.C8];CONCATENATE([.C8];&quot; / &quot;;[.E8]))" office:value-type="string" office:string-value=":m 1*1 RES / JVEMV6 64#109_?? / 『山本七平ライブラリー　１１　これからの日本人』 著者=山本七平 / p.33 / w:~,topic:適性のない人 /">
            <text:p>:m 1*1 RES / JVEMV6 64#109_?? / 『山本七平ライブラリー　１１　これからの日本人』 著者=山本七平 / p.33 / w:~,topic:適性のない人 /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5-24_09-36-42_000.jpg</text:p>
          </table:table-cell>
          <table:table-cell table:style-name="ce20" office:value-type="string">
            <text:p>:m :th / topic=やること / content=人の「適性」を判別し、その適正に基づいて、何らかの職業に導く、プログラム。の、開発、普及。グリーンchemiと並行して、行う。私の「業」</text:p>
          </table:table-cell>
          <table:table-cell table:style-name="ce17"/>
          <table:table-cell table:style-name="ce4"/>
          <table:table-cell table:style-name="ce4" office:value-type="string">
            <text:p>N-35-35-28.573608 E-139-34-49.270019</text:p>
          </table:table-cell>
          <table:table-cell table:style-name="ce38" table:formula="of:=IF([.E9]=&quot;&quot;;[.C9];CONCATENATE([.C9];&quot; / &quot;;[.E9]))" office:value-type="string" office:string-value=":m :th / topic=やること / content=人の「適性」を判別し、その適正に基づいて、何らかの職業に導く、プログラム。の、開発、普及。グリーンchemiと並行して、行う。私の「業」">
            <text:p>:m :th / topic=やること / content=人の「適性」を判別し、その適正に基づいて、何らかの職業に導く、プログラム。の、開発、普及。グリーンchemiと並行して、行う。私の「業」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5-23_18-39-47_000.mp4</text:p>
          </table:table-cell>
          <table:table-cell table:style-name="ce8" office:value-type="string">
            <text:p>:VIDEO / @自室 / 記録 / jap.flute / 演奏、play / f-2021-0523-1 / R=1,todays-melody,other=memo~,Re+</text:p>
          </table:table-cell>
          <table:table-cell table:style-name="ce17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VIDEO / @自室 / 記録 / jap.flute / 演奏、play / f-2021-0523-1 / R=1,todays-melody,other=memo~,Re+">
            <text:p>:VIDEO / @自室 / 記録 / jap.flute / 演奏、play / f-2021-0523-1 / R=1,todays-melody,other=memo~,Re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3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35">
            <text:p>3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9">
            <text:p>9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5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5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5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5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52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63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4">2021/05/24</text:date>, <text:time>10:45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5-24T10:45:55.10</dc:date>
    <dc:creator>iwabuchi ken</dc:creator>
    <meta:editing-duration>P33DT15H48M57S</meta:editing-duration>
    <meta:editing-cycles>12499</meta:editing-cycles>
    <meta:document-statistic meta:table-count="1" meta:cell-count="346" meta:object-count="0"/>
  </office:meta>
</office:document-meta>
</file>